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1</text:p>
      <text:p text:style-name="Standard"/>
      <text:p text:style-name="Standard">Demandeur : EARL DE KERFRANCOIS</text:p>
      <text:p text:style-name="Standard">Adresse : 14 LA VILLE CALLE<text:line-break/>22590 PORDIC</text:p>
      <text:p text:style-name="Standard">Cédant : EOUZAN Bruno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ORDIC</text:p>
      <text:p text:style-name="Standard"/>
      <text:p text:style-name="Standard"/>
      <text:p text:style-name="Standard"/>
      <text:p text:style-name="P1">Dossier n° : C22250321</text:p>
      <text:p text:style-name="P1"/>
      <text:p text:style-name="P1">Demandeur : EARL DE KERFRANCOIS</text:p>
      <text:p text:style-name="P1">Adresse : 14 LA VILLE CALLE<text:line-break/>22590 PORDIC</text:p>
      <text:p text:style-name="P1">Cédant : EOUZAN Bruno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ORDIC</text:p>
      <text:p text:style-name="P1"/>
      <text:p text:style-name="P1"/>
      <text:p text:style-name="P1">Parcelles : ZI856 - W51 - ZL32 - ZI48J - ZI48K - ZI51J - ZI51K - ZE106 - ZE107 - ZE128 - ZE282 - ZE284 - ZI1286J - ZI1286K - ZI161 - ZL4 - ZI288 - ZI695J - ZI695K - ZI698J - ZI698K</text:p>
      <text:p text:style-name="P1">Superficie : 9,5248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